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6pt" style:text-underline-style="none" fo:font-weight="bold" style:font-size-asian="16pt" style:font-weight-asian="bold" style:font-size-complex="16pt" style:font-weight-complex="bold"/>
    </style:style>
    <style:style style:name="P3"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4"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5" style:family="paragraph" style:parent-style-name="Standard" style:list-style-name="L1">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bold" fo:background-color="transparent" style:font-size-asian="12pt" style:font-weight-asian="bold" style:font-size-complex="12pt" style:language-complex="fa" style:country-complex="IR" style:font-weight-complex="bold"/>
    </style:style>
    <style:style style:name="P6" style:family="paragraph" style:parent-style-name="Standard">
      <style:paragraph-properties fo:margin-left="0in" fo:margin-right="0in" fo:text-align="justify" style:justify-single-word="false" fo:text-indent="0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7"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8" style:family="paragraph" style:parent-style-name="Standard">
      <style:paragraph-properties fo:margin-left="0in" fo:margin-right="0in" fo:text-align="justify" style:justify-single-word="false" fo:text-indent="0in" style:auto-text-indent="false" fo:break-before="page" style:writing-mode="lr-tb">
        <style:tab-stops/>
      </style:paragraph-properties>
      <style:text-properties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T1" style:family="text">
      <style:text-properties style:language-complex="fa" style:country-complex="IR"/>
    </style:style>
    <style:style style:name="T2" style:family="text">
      <style:text-properties style:text-position="super 58%"/>
    </style:style>
    <style:style style:name="T3" style:family="text">
      <style:text-properties fo:font-size="10pt" style:font-size-asian="10pt" style:font-size-complex="10pt"/>
    </style:style>
    <style:style style:name="T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Chapter 5: <text:span text:style-name="T1"><text:s/>Network Address Translation</text:span></text:p>
      <text:p text:style-name="P3"/>
      <text:p text:style-name="P3"/>
      <text:p text:style-name="P3"/>
      <text:p text:style-name="P3">The network address translation and its derivatives are so complicated that it takes many books to explain just the fundamentals, even without implementation issues. </text:p>
      <text:p text:style-name="P3"/>
      <text:p text:style-name="P3">The network address translation (NAT) is a method by which the private <text:s/>address realm<text:span text:style-name="T2"><text:note text:id="ftn1" text:note-class="footnote"><text:note-citation>1</text:note-citation><text:note-body><text:p text:style-name="P3"><text:s/><text:span text:style-name="T3">The address realm is a network domain in which the network addresses assigned to entities (hosts, routers, ...) such that the datagrams can be routed to them.</text:span></text:p></text:note-body></text:note></text:span> and ports are mapped (translated) to global (public) address realm which are unique throughout the world (because they are registered). This means that the source or the destination of the private address realm' datagrams would be mapped by the NAT box to the public address realm. There are two types of mappings used, dynamic and static. The dynamic NAT applies when the NAT box has one or a limited set of public address which want to map to the private address realm. The static NAT is where there is one corresponding public IP address to each private IP address used in the private network, hence there is a one-to-one mapping of addresses.</text:p>
      <text:p text:style-name="P3"/>
      <text:p text:style-name="P3">The NAT is implemented because of many reasons including that you have shortage of public address realm or you want to hide your private network behind your NAT box from public network (the Internet), no matter you call it either security or privacy. The NAT is not implemented in IPv6 because it does not need it, since it support many many addresses and need not be translated because every atom in the universe could have one public IPv6 address.</text:p>
      <text:p text:style-name="P3"/>
      <text:p text:style-name="P3">The NAT fulfills the shortage of IPv4 addressing, but there is another way to overcome this, which is IPv6 that extends the number of hosts that can be addressed throughout the planet. As mentioned, in using NAT you would hide your private network from the public network (the Internet) in order to provide security and to minimize the risk of attacks and also to minimize costs which would arise by using public IP addresses.</text:p>
      <text:p text:style-name="P3"/>
      <text:p text:style-name="P3">Depending on the type of NAT you are using (which will be discussed soon), the NAT would modify source and destination IP addresses and also TCP/UDP ports (“TU” ports) and recalculate the checksums of IP, TCP, UDP and some other protocols in order to pass traffic through to the end-point and vice versa.</text:p>
      <text:p text:style-name="P3"/>
      <text:p text:style-name="P3">There are some (application layer) protocols which use network addresses in their datagram, so, they also should be modified in order for the host to understand where the packets belong and to correctly interpret them. FTP and DNS are two example of such kind of protocols which use IP addresses in their datagram to do their job. In this case, an Application Level Gateway (ALG) would interact with NAT in translation or mapping of the protocols' datagram to communicate with the public address realm. In translating TCP, UCP or ICMP, the source and destination ports, the checksums and other details of the datagrams should be modified to reflect to the changes which rely on the NAT box. Translating whatever goes beyond the internetwork layer of TCP/IP is often called NAPT (network address port translation).</text:p>
      <text:p text:style-name="P3"/>
      <text:p text:style-name="P3">Also there are some disadvantages with using NAT in which it may not translate all the network protocols that are used today and this would mean to disrupt or deny some traffic because it can not be translated. An example of which is IPSec which encrypts IP addresses in its datagram, thus, NAT can not translate its datagram in order to be destined to the end-point.</text:p>
      <text:p text:style-name="P3"/>
      <text:p text:style-name="P4">5.1<text:tab/>Different Types of NAT</text:p>
      <text:p text:style-name="P3">There are many types of NAT which are described below with their corresponding functions:</text:p>
      <text:p text:style-name="P3"/>
      <text:list text:style-name="L1">
        <text:list-item>
          <text:p text:style-name="P5">Traditional NAT or Outbound NAT: <text:span text:style-name="T4">Traditional NAT would allow hosts on the private network to communicate transparently with the public network. The sessions are uni-directional and outbound from the private network.</text:span></text:p>
        </text:list-item>
        <text:list-item>
          <text:p text:style-name="P5">Basic NAT: <text:span text:style-name="T4">In basic NAT, there is a pool of public (registered) addresses used by the NAT box to map IP addresses and related fields of the private address realm like IP, TCP, UDP and ICMP header checksums to the public address realm and vice versa.</text:span></text:p>
        </text:list-item>
        <text:list-item>
          <text:p text:style-name="P5">Network Address Port Translation (NAPT): <text:span text:style-name="T4">NAPT is used to translate the transport identifiers (e.g. TCP/UDP port number and ICMP query identifiers). Using NAPT combined with Basic NAT allows us to use a pool of public IP addresses to be mapped in conjunction with port translation.</text:span></text:p>
        </text:list-item>
        <text:list-item>
          <text:p text:style-name="P5">Bi-directional NAT or Two-way NAT: <text:span text:style-name="T4">In this type of NAT, the namespace (e.g. the Fully Qualified Domain Name) of the private address realm can be used by the public address realm to access the host in the private network and vice versa and also they should be unique to each end. A DNS-ALG should be used in order for it to function correctly.</text:span></text:p>
        </text:list-item>
        <text:list-item>
          <text:p text:style-name="P5">Twice NAT: <text:span text:style-name="T4">The mapping get complicated when the private and the public address realms are the same. So, in order for NAT to function correctly, it should be combined with a DNS-ALG to easily translate or map the namespaces and addresses to each other. This is also called NAT overlapping.</text:span></text:p>
        </text:list-item>
        <text:list-item>
          <text:p text:style-name="P5">Multihomed NAT: <text:span text:style-name="T4">Because of the limitation of the NAT that the requests and responds that pertain to a session should be mapped through the same NAT box, <text:s/>you can not have two route point in your network with the existence of a NAT box. Because the NAT box keeps tracks of the state information of the packets passing through, it could not work if there is another route to the same destination in the network as the NAT box. This type of NAT is where you want to have a backup link for your Internet connection for fail-safe situations. In this case the session information of the NAT box should be synchronized with the other for better and safer integrity.</text:span></text:p>
        </text:list-item>
      </text:list>
      <text:p text:style-name="P6">There are other types of NAT such as RSIP, RSA-IP and RSAP-IP. They are not going to be <text:s/>explained with every detail in this book. For more information about NAT refer to RFC 3022 and for its terminologies refer to RFC 2663. A sample of NAT placement in a network is shown in Figure 5-1 in which the NAT box must be at the border of your network.</text:p>
      <text:p text:style-name="P6"/>
      <text:p text:style-name="P7"/>
      <text:p text:style-name="P7">[Figure 5-1. NAT.png]</text:p>
      <text:p text:style-name="P6"/>
      <text:p text:style-name="P6"/>
      <text:p text:style-name="P7">Figure 5-1. Sample of NAT placement in a network</text:p>
      <text:p text:style-name="P6"/>
      <text:p text:style-name="P4">5.2<text:tab/>NAT in IPtables</text:p>
      <text:p text:style-name="P6">In iptables, the process of Basic NAT is called masquerading. The masquerading is implemented when there is a pool of public addresses that are needed to be mapped for the private address realm dynamically. It usually takes place when there is a connection to the Internet which is configured for addresses to be assigned dynamically (usually by the ISP for the PPP connections), hence, you need not specify addresses to be mapped, because they change usually. The are other types of NAT in iptables such as SNAT which is the type of Traditional NAT or Outbound NAT and in some cases works together with NAPT; also DNAT which is Basic NAT in conjunction with NAPT. Port forwarding is also another type of NAT which is basically NAPT.</text:p>
      <text:p text:style-name="P6"/>
      <text:p text:style-name="P6">The DNAT is used on the PREROUTING chain of the nat table and SNAT is used on the POSTROUTING chain of the nat table. It means that the DNAT takes place where there is no routing decision made and the SNAT is placed where the routing decision has already been made. Masquerading is a special type of SNAT in which a pool of addresses and ports are mapped to the source IP addresses of the packets originating from the private network. The last mechanisms are port forwarding and transparent proxying which are also kinds of NAPT and basically they can forward “TU” ports.</text:p>
      <text:p text:style-name="P6"/>
      <text:p text:style-name="P6">For each known protocol to be translated by NAT and to have its connection state tracked, there are two modules to be loaded (e.g. for FTP, these are ip_conn_ftp and ip_nat_ftp). The ip_conn_* keeps track of the state information or session information of the packets and the ip_nat_* do the actual mapping or modifying of packets for protocols that need their header altered. Also note that only the application layer protocols that use IP header information in their header need altering of their header information with some exceptions like IPSec or some others that can not be translated because of security issues or any other translation problem that the NAT fails to solve in their header.</text:p>
      <text:p text:style-name="P6"/>
      <text:p text:style-name="P6">In iptables, you can also combine the features of iptables' filtering with NAT in order to better manage the network. This means that you can have NAT and filtering at the same time in the same box without too much configuration.</text:p>
      <text:p text:style-name="P8">5.3<text:tab/>Summary:</text:p>
      <text:p text:style-name="P6">This chapter was an introduction to the NAT and its derivatives. The NAT allows the private network to hide behind the NAT box and to provide services which can therefore solve the shortage of IPv4 according to its limitation on the number of addresses that can be assigned. The iptables provides many features for NAT by taking advantage of the Linux kernel and the Netfilter infrastructure. According to its open-source nature, the iptables is a competent firewall and NAT among different devices produced and used which are of commercial type. Its many useful feature only in its NAT capabilities can even overcome some commercially used products today. If you want to know more about NAT or any further detail consult the RFCs mentioned in this chapter. The other counterparts, HOW-TOs, are also useful sources of information available at no cost for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5-<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ot</meta:initial-creator>
    <meta:creation-date>2008-06-16T17:03:10</meta:creation-date>
    <dc:date>2008-07-29T17:18:09</dc:date>
    <dc:language>en-US</dc:language>
    <meta:editing-cycles>229</meta:editing-cycles>
    <meta:editing-duration>PT5H59M17S</meta:editing-duration>
    <meta:user-defined meta:name="Info 1"/>
    <meta:user-defined meta:name="Info 2"/>
    <meta:user-defined meta:name="Info 3"/>
    <meta:user-defined meta:name="Info 4"/>
    <meta:document-statistic meta:table-count="0" meta:image-count="0" meta:object-count="0" meta:page-count="4" meta:paragraph-count="28" meta:word-count="1603" meta:character-count="9140"/>
  </office:meta>
</office:document-meta>
</file>